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1F423F41DE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t</text:p>
      <text:p text:style-name="Standard"/>
      <text:p text:style-name="Standard"/>
      <text:p text:style-name="Standard">Hallo , Hallo</text:p>
      <text:p text:style-name="Standard"><draw:frame draw:style-name="fr1" draw:name="graphics1" text:anchor-type="paragraph" svg:width="6.9252in" svg:height="6.9252in" draw:z-index="0"><draw:image xlink:href="Pictures/10000000000001F4000001F423F41DE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initial-creator>Tobias </meta:initial-creator>
    <meta:creation-date>2013-07-03T23:32:51</meta:creation-date>
    <dc:date>2013-07-04T08:09:38</dc:date>
    <dc:creator>Tobias </dc:creator>
    <meta:editing-duration>PT8H34M37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" meta:word-count="4" meta:character-count="18" meta:non-whitespace-character-count="16"/>
  </office:meta>
</office:document-meta>
</file>